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018cm"/>
    </style:style>
    <style:style style:name="co3" style:family="table-column">
      <style:table-column-properties fo:break-before="auto" style:column-width="11.709cm"/>
    </style:style>
    <style:style style:name="co4" style:family="table-column">
      <style:table-column-properties fo:break-before="auto" style:column-width="15.222cm"/>
    </style:style>
    <style:style style:name="co5" style:family="table-column">
      <style:table-column-properties fo:break-before="auto" style:column-width="13.099cm"/>
    </style:style>
    <style:style style:name="ro1" style:family="table-row">
      <style:table-row-properties style:row-height="0.459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41cm" fo:break-before="page" style:use-optimal-row-height="true"/>
    </style:style>
    <style:style style:name="ro5" style:family="table-row">
      <style:table-row-properties style:row-height="0.45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1.607cm" fo:break-before="auto" style:use-optimal-row-height="true"/>
    </style:style>
    <style:style style:name="ro8" style:family="table-row">
      <style:table-row-properties style:row-height="1.219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29cm" fo:break-before="auto" style:use-optimal-row-height="true"/>
    </style:style>
    <style:style style:name="ro11"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font-name="Liberation Serif" style:font-name-asian="Segoe UI" style:font-name-complex="Tahoma"/>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5">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5">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5">ŭ Venos!</text:span></text:p>
          </table:table-cell>
          <table:table-cell table:number-columns-repeated="1017"/>
        </table:table-row>
        <table:table-row table:style-name="ro2">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2">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2">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um</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3">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3">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3">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3">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5">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4">
          <table:table-cell office:value-type="string" calcext:value-type="string">
            <text:p>lexl0</text:p>
          </table:table-cell>
          <table:table-cell table:style-name="ce9" office:value-type="string" calcext:value-type="string">
            <text:p>In Cypher Sweeper you try to uncover the whole field to decipher the recipe for a magic potion.</text:p>
          </table:table-cell>
          <table:table-cell table:style-name="ce9" office:value-type="string" calcext:value-type="string">
            <text:p>In Cypher Sweeper versuchst du das gesamte Feld aufzudecken und damit das Rezept für einen Zaubertrank zu entziffern. </text:p>
          </table:table-cell>
          <table:table-cell table:number-columns-repeated="1021"/>
        </table:table-row>
        <table:table-row table:style-name="ro5">
          <table:table-cell office:value-type="string" calcext:value-type="string">
            <text:p>lexr0</text:p>
          </table:table-cell>
          <table:table-cell table:style-name="ce12" office:value-type="string" calcext:value-type="string">
            <text:p><text:span text:style-name="T1">So as not to lose sanity, the Flamel must be the last field you click on. You lose if you uncover it before all other fields have been cleared or your sanity (see arrow) </text:span>runs out. </text:p>
          </table:table-cell>
          <table:table-cell table:style-name="ce16" office:value-type="string" calcext:value-type="string">
            <text:p>Um dabei nicht den Verstand zu verlieren, darfst du das Flamel erst zuallerletzt aufdecken. Wenn du es früher aufdeckst, oder wenn deine mentale Gesundheit schwindet verlierst du. </text:p>
          </table:table-cell>
          <table:table-cell table:number-columns-repeated="1021"/>
        </table:table-row>
        <table:table-row table:style-name="ro6">
          <table:table-cell office:value-type="string" calcext:value-type="string">
            <text:p>lexl1</text:p>
          </table:table-cell>
          <table:table-cell table:style-name="ce9"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number-columns-repeated="1021"/>
        </table:table-row>
        <table:table-row table:style-name="ro7">
          <table:table-cell office:value-type="string" calcext:value-type="string">
            <text:p>lexr1</text:p>
          </table:table-cell>
          <table:table-cell table:style-name="ce16" office:value-type="string" calcext:value-type="string">
            <text:p><text:span text:style-name="T2">Try not to go mad! </text:span></text:p>
            <text:p><text:span text:style-name="T1">The current state of your sanity is shown in this gauge.</text:span></text:p>
            <text:p/>
            <text:p><text:span text:style-name="T2">You can drink coffee in order not to completely lose sanity while playing. </text:span></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number-columns-repeated="1021"/>
        </table:table-row>
        <table:table-row table:style-name="ro7">
          <table:table-cell office:value-type="string" calcext:value-type="string">
            <text:p>lexl2</text:p>
          </table:table-cell>
          <table:table-cell table:style-name="Default"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7">
          <table:table-cell office:value-type="string" calcext:value-type="string">
            <text:p>lexl3</text:p>
          </table:table-cell>
          <table:table-cell table:style-name="ce13" office:value-type="string" calcext:value-type="string">
            <text:p>Some cells contain ingredients. These ingredients are dangerous, if you aren’t ready for them yet.</text:p>
            <text:p/>
          </table:table-cell>
          <table:table-cell table:style-name="ce9" office:value-type="string" calcext:value-type="string">
            <text:p>In manchen Zellen befinden sich Zutaten. Diese Zutaten sind gefährlich, wenn du noch nicht dafür bereit bist. </text:p>
            <text:p/>
            <text:p/>
          </table:table-cell>
          <table:table-cell table:number-columns-repeated="1021"/>
        </table:table-row>
        <table:table-row table:style-name="ro8">
          <table:table-cell office:value-type="string" calcext:value-type="string">
            <text:p>lexr3</text:p>
          </table:table-cell>
          <table:table-cell table:style-name="ce16" office:value-type="string" calcext:value-type="string">
            <text:p><text:span text:style-name="T3">There are 3 groups of ingredients: Herbs, Shrooms and Salts. </text:span></text:p>
            <text:p/>
            <text:p><text:span text:style-name="T3">Additionally there are 3 levels of danger for each group of ingredients.</text:span></text:p>
          </table:table-cell>
          <table:table-cell table:style-name="Default" office:value-type="string" calcext:value-type="string">
            <text:p>Zutaten kommen aus 3 Gruppen: Kräuter, Pilze und Salze. Zusätzlich gibt es 3 Gefahrenstufen für jede Zutat.</text:p>
          </table:table-cell>
          <table:table-cell table:number-columns-repeated="1021"/>
        </table:table-row>
        <table:table-row table:style-name="ro8">
          <table:table-cell office:value-type="string" calcext:value-type="string">
            <text:p>lexl4</text:p>
          </table:table-cell>
          <table:table-cell table:style-name="ce13" office:value-type="string" calcext:value-type="string">
            <text:p>Uncovering these ingredients in a focused way, requires certain information which can be obtained from the neighbourhood.</text:p>
          </table:table-cell>
          <table:table-cell table:style-name="ce9" office:value-type="string" calcext:value-type="string">
            <text:p>Diese Zutaten gezielt aufzudecken, benötigt ein gewisses Maß an Information, welche du von der Nachbarschaft bekommst. </text:p>
            <text:p/>
          </table:table-cell>
          <table:table-cell table:number-columns-repeated="1021"/>
        </table:table-row>
        <table:table-row table:style-name="ro7">
          <table:table-cell office:value-type="string" calcext:value-type="string">
            <text:p>lexr4</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number-columns-repeated="1021"/>
        </table:table-row>
        <table:table-row table:style-name="ro9">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es in ihrer Nachbarschaft gibt.</text:p>
            <text:p/>
          </table:table-cell>
          <table:table-cell table:number-columns-repeated="1021"/>
        </table:table-row>
        <table:table-row table:style-name="ro2">
          <table:table-cell office:value-type="string" calcext:value-type="string">
            <text:p>lexr5</text:p>
          </table:table-cell>
          <table:table-cell table:style-name="ce12" office:value-type="string" calcext:value-type="string">
            <text:p><text:s/></text:p>
          </table:table-cell>
          <table:table-cell table:style-name="ce12"/>
          <table:table-cell table:number-columns-repeated="1021"/>
        </table:table-row>
        <table:table-row table:style-name="ro6">
          <table:table-cell office:value-type="string" calcext:value-type="string">
            <text:p>lexl6</text:p>
          </table:table-cell>
          <table:table-cell table:number-columns-repeated="2"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number-columns-repeated="1021"/>
        </table:table-row>
        <table:table-row table:style-name="ro5">
          <table:table-cell office:value-type="string" calcext:value-type="string">
            <text:p>lexr6</text:p>
          </table:table-cell>
          <table:table-cell table:number-columns-repeated="2" table:style-name="ce16" office:value-type="string" calcext:value-type="string">
            <text:p>Welches Gefahrenlevel an Zutaten gerade sicher aufgedeckt werden kann, siehst du auf diesem Panel:</text:p>
          </table:table-cell>
          <table:table-cell table:number-columns-repeated="1021"/>
        </table:table-row>
        <table:table-row table:style-name="ro8">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5">
          <table:table-cell office:value-type="string" calcext:value-type="string">
            <text:p>lexr7</text:p>
          </table:table-cell>
          <table:table-cell table:number-columns-repeated="2" table:style-name="ce16" office:value-type="string" calcext:value-type="string">
            <text:p>In der Werkzeugkiste findest du viele nützliche Helferlein, die dir während des Spiels das Leben erleichtern. </text:p>
          </table:table-cell>
          <table:table-cell table:number-columns-repeated="1021"/>
        </table:table-row>
        <table:table-row table:style-name="ro6">
          <table:table-cell office:value-type="string" calcext:value-type="string">
            <text:p>lexl8</text:p>
          </table:table-cell>
          <table:table-cell table:number-columns-repeated="2"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number-columns-repeated="1021"/>
        </table:table-row>
        <table:table-row table:style-name="ro10">
          <table:table-cell office:value-type="string" calcext:value-type="string">
            <text:p>lexr8</text:p>
          </table:table-cell>
          <table:table-cell table:style-name="ce16" office:value-type="string" calcext:value-type="string">
            <text:p><text:span text:style-name="T3">Empfehlenswert für Aufräumarbeiten. </text:span></text:p>
            <text:p><text:span text:style-name="T3">Die Lupe hat unterschiedliche Modi, schwarz - inaktiv, rot - aktiv, violett – selektiv</text:span></text:p>
          </table:table-cell>
          <table:table-cell table:style-name="ce16" office:value-type="string" calcext:value-type="string">
            <text:p><text:span text:style-name="T3">Empfehlenswert für Aufräumarbeiten. </text:span></text:p>
            <text:p><text:span text:style-name="T3">Die Lupe hat unterschiedliche Modi: schwarz - inaktiv, rot - aktiv, violett – selektiv. Linksklick: nehmen/weglegen. Rechtsklick: Modus wechseln.</text:span></text:p>
          </table:table-cell>
          <table:table-cell table:number-columns-repeated="1021"/>
        </table:table-row>
        <table:table-row table:style-name="ro6">
          <table:table-cell office:value-type="string" calcext:value-type="string">
            <text:p>lexl9</text:p>
          </table:table-cell>
          <table:table-cell table:number-columns-repeated="2"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number-columns-repeated="1021"/>
        </table:table-row>
        <table:table-row table:style-name="ro7">
          <table:table-cell office:value-type="string" calcext:value-type="string">
            <text:p>lexr9</text:p>
          </table:table-cell>
          <table:table-cell table:style-name="ce18" office:value-type="string" calcext:value-type="string">
            <text:p><text:span text:style-name="T3">markiere sie ruhig mit dem Flagging Tool. </text:span></text:p>
            <text:p><text:span text:style-name="T3">Übermäßige Verwendung reduziert deinen Score.</text:span></text:p>
            <text:p/>
            <text:p><text:span text:style-name="T3">Die Münze meidet markierte Felder, manchmal kann sie aber trotzdem auf einem landen.</text:span></text:p>
          </table:table-cell>
          <table:table-cell table:style-name="ce18" office:value-type="string" calcext:value-type="string">
            <text:p><text:span text:style-name="T3">markiere sie ruhig mit dem Flagging Tool. </text:span></text:p>
            <text:p><text:span text:style-name="T3">Übermäßige Verwendung reduziert deinen Score.</text:span></text:p>
            <text:p/>
            <text:p><text:span text:style-name="T3">Die Münze meidet markierte Felder, manchmal kann sie aber trotzdem auf einem landen.</text:span></text:p>
          </table:table-cell>
          <table:table-cell table:number-columns-repeated="1021"/>
        </table:table-row>
        <table:table-row table:style-name="ro7">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number-columns-repeated="1021"/>
        </table:table-row>
        <table:table-row table:style-name="ro2">
          <table:table-cell office:value-type="string" calcext:value-type="string">
            <text:p>lexr10</text:p>
          </table:table-cell>
          <table:table-cell table:number-columns-repeated="2" table:style-name="ce18" office:value-type="string" calcext:value-type="string">
            <text:p>Falls du dir nicht sicher bist, ob ein Modifier das Spiel leichter oder schwerer macht, schau auf den Einfluss auf den Score.</text:p>
          </table:table-cell>
          <table:table-cell table:number-columns-repeated="1021"/>
        </table:table-row>
        <table:table-row table:style-name="ro9">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1">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2">
          <table:table-cell office:value-type="string" calcext:value-type="string">
            <text:p>ttModHEK</text:p>
          </table:table-cell>
          <table:table-cell office:value-type="string" calcext:value-type="string">
            <text:p><text:span text:style-name="T4">[b]Hard Earned Knowledge:[/b]</text:span> Unlocking higher Ingredient Levels is more difficult!</text:p>
          </table:table-cell>
          <table:table-cell office:value-type="string" calcext:value-type="string">
            <text:p><text:span text:style-name="T4">[b]Hart erarbeitetes Wissen:[/b]</text:span> Höhere Zutatenlevels freizuschalten ist schwerer!</text:p>
          </table:table-cell>
          <table:table-cell table:number-columns-repeated="1021"/>
        </table:table-row>
        <table:table-row table:style-name="ro2">
          <table:table-cell office:value-type="string" calcext:value-type="string">
            <text:p>ttModEC</text:p>
          </table:table-cell>
          <table:table-cell office:value-type="string" calcext:value-type="string">
            <text:p><text:span text:style-name="T4">[b]Extreme Cypher:[/b]</text:span> All Tricks and Tools will be necessary to have a chance!</text:p>
          </table:table-cell>
          <table:table-cell office:value-type="string" calcext:value-type="string">
            <text:p><text:span text:style-name="T4">[b]Extreme Cypher:[/b]</text:span> Du wirst alle Werkzeuge benötigen, um Erfolg zu haben!</text:p>
          </table:table-cell>
          <table:table-cell table:number-columns-repeated="1021"/>
        </table:table-row>
        <table:table-row table:style-name="ro2">
          <table:table-cell office:value-type="string" calcext:value-type="string">
            <text:p>ttModDI</text:p>
          </table:table-cell>
          <table:table-cell office:value-type="string" calcext:value-type="string">
            <text:p><text:span text:style-name="T4">[b]Dense Information:[/b]</text:span> There will be more Ingredients!</text:p>
          </table:table-cell>
          <table:table-cell office:value-type="string" calcext:value-type="string">
            <text:p><text:span text:style-name="T4">[b]Informationsdichte:[/b]</text:span> Mehr Zutaten!</text:p>
          </table:table-cell>
          <table:table-cell table:number-columns-repeated="1021"/>
        </table:table-row>
        <table:table-row table:style-name="ro2">
          <table:table-cell office:value-type="string" calcext:value-type="string">
            <text:p>ttModLR</text:p>
          </table:table-cell>
          <table:table-cell office:value-type="string" calcext:value-type="string">
            <text:p><text:span text:style-name="T4">[b]Light Reading:[/b]</text:span> There will be less Ingredients!</text:p>
          </table:table-cell>
          <table:table-cell office:value-type="string" calcext:value-type="string">
            <text:p><text:span text:style-name="T4">[b]Erstleser:[/b]</text:span> Es gibt weniger Zutaten!</text:p>
          </table:table-cell>
          <table:table-cell table:number-columns-repeated="1021"/>
        </table:table-row>
        <table:table-row table:style-name="ro2">
          <table:table-cell office:value-type="string" calcext:value-type="string">
            <text:p>ttModAA</text:p>
          </table:table-cell>
          <table:table-cell office:value-type="string" calcext:value-type="string">
            <text:p><text:span text:style-name="T4">[b]Advanced Alchemy:[/b]</text:span> There will be more dangerous Ingredients!</text:p>
          </table:table-cell>
          <table:table-cell office:value-type="string" calcext:value-type="string">
            <text:p><text:span text:style-name="T4">[b]Fortgeschrittene Alchemie:[/b]</text:span> Gefährlichere Zutaten!</text:p>
          </table:table-cell>
          <table:table-cell table:number-columns-repeated="1021"/>
        </table:table-row>
        <table:table-row table:style-name="ro2">
          <table:table-cell office:value-type="string" calcext:value-type="string">
            <text:p>ttModBA</text:p>
          </table:table-cell>
          <table:table-cell office:value-type="string" calcext:value-type="string">
            <text:p><text:span text:style-name="T4">[b]Alchemy 101:[/b]</text:span> There will be less dangerouse Ingredients!</text:p>
          </table:table-cell>
          <table:table-cell office:value-type="string" calcext:value-type="string">
            <text:p><text:span text:style-name="T4">[b]Alchemie Intro:[/b]</text:span> Weniger gefährliche Zutaten!</text:p>
          </table:table-cell>
          <table:table-cell table:number-columns-repeated="1021"/>
        </table:table-row>
        <table:table-row table:style-name="ro2">
          <table:table-cell office:value-type="string" calcext:value-type="string">
            <text:p>ttModDL</text:p>
          </table:table-cell>
          <table:table-cell office:value-type="string" calcext:value-type="string">
            <text:p><text:span text:style-name="T4">[b]Diagonals:[/b]</text:span> The Neighborhoods will include Diagonals!</text:p>
          </table:table-cell>
          <table:table-cell office:value-type="string" calcext:value-type="string">
            <text:p><text:span text:style-name="T4">[b]Diagonalen:[/b]</text:span> Die Nachbarschaft inkludiert Diagonalen!</text:p>
          </table:table-cell>
          <table:table-cell table:number-columns-repeated="1021"/>
        </table:table-row>
        <table:table-row table:style-name="ro2">
          <table:table-cell office:value-type="string" calcext:value-type="string">
            <text:p>ttModBS</text:p>
          </table:table-cell>
          <table:table-cell office:value-type="string" calcext:value-type="string">
            <text:p><text:span text:style-name="T4">[b]Broken Sentences:[/b]</text:span> The Hints will be off by 1!</text:p>
          </table:table-cell>
          <table:table-cell office:value-type="string" calcext:value-type="string">
            <text:p><text:span text:style-name="T4">[b]Kauderwelsch:[/b]</text:span> Die Tipps werden um ein Feld falsch liegen!</text:p>
          </table:table-cell>
          <table:table-cell table:number-columns-repeated="1021"/>
        </table:table-row>
        <table:table-row table:style-name="ro2">
          <table:table-cell office:value-type="string" calcext:value-type="string">
            <text:p>ttModOF</text:p>
          </table:table-cell>
          <table:table-cell office:value-type="string" calcext:value-type="string">
            <text:p><text:span text:style-name="T4">[b]Only Flamel:[/b]</text:span> There will only be Flamels, for a more… traditional Sweeping experience!</text:p>
          </table:table-cell>
          <table:table-cell office:value-type="string" calcext:value-type="string">
            <text:p><text:span text:style-name="T4">[b]Nur Flamels:[/b]</text:span> Nur Flamels für eine traditionellere Erfahrung!</text:p>
          </table:table-cell>
          <table:table-cell table:number-columns-repeated="1021"/>
        </table:table-row>
        <table:table-row table:style-name="ro2">
          <table:table-cell office:value-type="string" calcext:value-type="string">
            <text:p>ttModHE</text:p>
          </table:table-cell>
          <table:table-cell office:value-type="string" calcext:value-type="string">
            <text:p><text:span text:style-name="T4">[b]Herbs:[/b]</text:span> When active, there will be Herbs among the Ingredients!</text:p>
          </table:table-cell>
          <table:table-cell office:value-type="string" calcext:value-type="string">
            <text:p><text:span text:style-name="T4">[b]Kräuter:[/b]</text:span> Nomen est omen.</text:p>
          </table:table-cell>
          <table:table-cell table:number-columns-repeated="1021"/>
        </table:table-row>
        <table:table-row table:style-name="ro2">
          <table:table-cell office:value-type="string" calcext:value-type="string">
            <text:p>ttModST</text:p>
          </table:table-cell>
          <table:table-cell office:value-type="string" calcext:value-type="string">
            <text:p><text:span text:style-name="T4">[b]Salts:[/b]</text:span> When active, there will be Salts among the Ingredients!</text:p>
          </table:table-cell>
          <table:table-cell office:value-type="string" calcext:value-type="string">
            <text:p><text:span text:style-name="T4">[b]Salze:[/b]</text:span> Nomen est omen.</text:p>
          </table:table-cell>
          <table:table-cell table:number-columns-repeated="1021"/>
        </table:table-row>
        <table:table-row table:style-name="ro2">
          <table:table-cell office:value-type="string" calcext:value-type="string">
            <text:p>ttModFU</text:p>
          </table:table-cell>
          <table:table-cell office:value-type="string" calcext:value-type="string">
            <text:p><text:span text:style-name="T4">[b]Fungi:[/b]</text:span> When active, there will be Fungi amongus!</text:p>
          </table:table-cell>
          <table:table-cell office:value-type="string" calcext:value-type="string">
            <text:p><text:span text:style-name="T4">[b]Pilze:[/b]</text:span> Nomen est omen.</text:p>
          </table:table-cell>
          <table:table-cell table:number-columns-repeated="1021"/>
        </table:table-row>
        <table:table-row table:style-name="ro3">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office:value-type="string" calcext:value-type="string">
            <text:p>Wilkommen im Cypher Sweeper Tutorium, in diesem Level lernst du die Spielgrundlagen und wie man gewinnt. Schließe diese Nachricht und decke ein Feld auf, um zu beginnen.</text:p>
          </table:table-cell>
          <table:table-cell table:number-columns-repeated="1021"/>
        </table:table-row>
        <table:table-row table:style-name="ro1">
          <table:table-cell office:value-type="string" calcext:value-type="string">
            <text:p>msgTut01</text:p>
          </table:table-cell>
          <table:table-cell office:value-type="string" calcext:value-type="string">
            <text:p>Now that you learned a bit about the recipe you are deciphering, you are ready for the more dangerous knowledge, or [b]Ingredients[/b] as we'll call them, but be careful not to touch the [b]Flamel[/b] yet, it has a value of 5.</text:p>
          </table:table-cell>
          <table:table-cell office:value-type="string" calcext:value-type="string">
            <text:p>Jetzt, wo du ein bisschen über das Rezept weißt, das wir entziffern, bist du bereit für gefährlicheres Wissen, sprich [b]Zutaten[/b], aber berühre nicht das Flamel! (Wert 5)</text:p>
          </table:table-cell>
          <table:table-cell table:number-columns-repeated="1021"/>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office:value-type="string" calcext:value-type="string">
            <text:p>Du hast fast komplettes Wissen über das Rezept und musst nur mehr das [b]Flamel[/b] aufdecken (es funktioniert wie die schwarze Billardkugel).</text:p>
          </table:table-cell>
          <table:table-cell table:number-columns-repeated="1021"/>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office:value-type="string" calcext:value-type="string">
            <text:p>Aua! Wissen, auf das du nicht vorbereitet bist tut weh und lässt dich [b]mentale Gesundheit[/b] verlieren. Fürs erste versuche sowas zu umgehen, aber auf lange sicht brauchst du Kaffee.</text:p>
          </table:table-cell>
          <table:table-cell table:number-columns-repeated="2"/>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3">
          <table:table-cell office:value-type="string" calcext:value-type="string">
            <text:p>lbTutFail</text:p>
          </table:table-cell>
          <table:table-cell office:value-type="string" calcext:value-type="string">
            <text:p>Welp, that wasn’t it, Try Again, …</text:p>
            <text:p>Or don’t, you don’t owe it to anyone.</text:p>
          </table:table-cell>
          <table:table-cell office:value-type="string" calcext:value-type="string">
            <text:p>Das war wohl nix, versuch’s noch mal … oder nicht, du schuldest es niemandem.</text:p>
          </table:table-cell>
          <table:table-cell table:number-columns-repeated="1021"/>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office:value-type="string" calcext:value-type="string">
            <text:p>Gratuliere! Du hast Level verstanden.</text:p>
            <text:p>Nächstes Thema: Typen!</text:p>
          </table:table-cell>
          <table:table-cell table:number-columns-repeated="1021"/>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office:value-type="string" calcext:value-type="string">
            <text:p>In diesem Level lernst du höhere [b]Zutatenlevels[/b] kennen. Es gibt hier Pilze und Kräuter, aber erstmal musst du dich nur mit einer [b]Zutat[/b] beschäftigen.</text:p>
          </table:table-cell>
          <table:table-cell table:number-columns-repeated="1021"/>
        </table:table-row>
        <table:table-row table:style-name="ro1">
          <table:table-cell office:value-type="string" calcext:value-type="string">
            <text:p>msgTut11</text:p>
          </table:table-cell>
          <table:table-cell office:value-type="string" calcext:value-type="string">
            <text:p><text:span text:style-name="T4">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office:value-type="string" calcext:value-type="string">
            <text:p>Nun sind fortgeschrittenere, gefährlichere [b]Zuataten[/b] dabei. Die Zahlen in aufgedeckten Zellen heißen [b]Tipps[/b] und zeigen die Summe der Zutatenlevels aller angrenzenden Zellen.</text:p>
          </table:table-cell>
          <table:table-cell table:number-columns-repeated="1021"/>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office:value-type="string" calcext:value-type="string">
            <text:p>Jetzt hast du mehr Infos gesammelt und kannst Zutaten des [b]2. Levels[/b] aufdecken. Vielleicht ist dir der angenehme Signalton auffällt.</text:p>
          </table:table-cell>
          <table:table-cell table:number-columns-repeated="1021"/>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office:value-type="string" calcext:value-type="string">
            <text:p>Fast geschafft! Du kannst alles, bis auf das [b]Flamel[/b] sicher aufdecken. Pass auf, dass es das letzte ist, was du aufdeckst.</text:p>
          </table:table-cell>
          <table:table-cell table:number-columns-repeated="1021"/>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office:value-type="string" calcext:value-type="string">
            <text:p>Gratulation! Du hast die Typen verstanden. Nächstes Thema: Werkzeuge!</text:p>
          </table:table-cell>
          <table:table-cell table:number-columns-repeated="1021"/>
        </table:table-row>
        <table:table-row table:style-name="ro5">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office:value-type="string" calcext:value-type="string">
            <text:p>In diesem Level lernst du die unterschiedlichen [b]Zutatentypen[/b] , die du von nun an treffen wirst. Damit du siehst, was du sicher aufdecken kannst, haben wir eine neue Anzeige hinzugefügt.</text:p>
          </table:table-cell>
          <table:table-cell table:number-columns-repeated="1021"/>
        </table:table-row>
        <table:table-row table:style-name="ro5">
          <table:table-cell office:value-type="string" calcext:value-type="string">
            <text:p>msgTut21</text:p>
          </table:table-cell>
          <table:table-cell office:value-type="string" calcext:value-type="string">
            <text:p>You can now also flag cells if you think you know what they contain, but cannot uncover them safely. Doing so is strictly optimal, as it also helps you to level up a bit faster.</text:p>
          </table:table-cell>
          <table:table-cell office:value-type="string" calcext:value-type="string">
            <text:p>Per Rechtsklick kannst du nun Zellen markieren, die du noch nicht aufdecken darfst, von denen du aber weißt, was sich in ihnen verbrigt. Diese Spielweise hilft dir auch beim schnelleren Levelaufstieg.</text:p>
          </table:table-cell>
          <table:table-cell table:number-columns-repeated="1021"/>
        </table:table-row>
        <table:table-row table:style-name="ro5">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office:value-type="string" calcext:value-type="string">
            <text:p>Es gibt kleine Symbole, die als [b]Tipps[/b] bezüglich der [b]Zutatentypen[/b] fungieren.</text:p>
          </table:table-cell>
          <table:table-cell table:number-columns-repeated="1021"/>
        </table:table-row>
        <table:table-row table:style-name="ro5">
          <table:table-cell office:value-type="string" calcext:value-type="string">
            <text:p>msgTut23</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office:value-type="string" calcext:value-type="string">
            <text:p>Du kannst jetzt das erste Level aller Zutaten sicher aufdecken. Die Symbole mit den Tipps heißen [b]Indikatoren[/b] . Das [b]Flamel[/b] aber wird nicht angezeigt, also sei auf der Hut!</text:p>
          </table:table-cell>
          <table:table-cell table:number-columns-repeated="1021"/>
        </table:table-row>
        <table:table-row table:style-name="ro5">
          <table:table-cell office:value-type="string" calcext:value-type="string">
            <text:p>msgTut24</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office:value-type="string" calcext:value-type="string">
            <text:p>Fast geschafft! HMMM Vielleicht gibt es eine Abkürzung, weil solange du das [b]Flamel[/b] nicht berührst, kann nichts mehr schief gehen.</text:p>
          </table:table-cell>
          <table:table-cell table:number-columns-repeated="1021"/>
        </table:table-row>
        <table:table-row table:style-name="ro3">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office:value-type="string" calcext:value-type="string">
            <text:p>Gratulation! Du hast das Tutorium gemeistert, viel Glück in der Arkade!</text:p>
          </table:table-cell>
          <table:table-cell table:number-columns-repeated="1021"/>
        </table:table-row>
        <table:table-row table:style-name="ro5">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office:value-type="string" calcext:value-type="string">
            <text:p>In diesem Level lernst du [b]Tränke[/b], [b]Kaffee[/b] und [b]Werkzeuge[/b] kennen. Rechts oben findest du das [b]Tränkeregal[/b] (anklicken oder &lt;E&gt;)</text:p>
          </table:table-cell>
          <table:table-cell table:number-columns-repeated="1021"/>
        </table:table-row>
        <table:table-row table:style-name="ro5">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office:value-type="string" calcext:value-type="string">
            <text:p>Dieser [b]Trank[/b] gab dir Schutz. Das nächste mal, wenn du eine Zelle aufdeckst, die keine aufgedeckten Nachbarn hat, wirst du beschützt und erhältst ein bisschen Wissen.</text:p>
          </table:table-cell>
          <table:table-cell table:number-columns-repeated="1021"/>
        </table:table-row>
        <table:table-row table:style-name="ro5">
          <table:table-cell office:value-type="string" calcext:value-type="string">
            <text:p>msgTut32</text:p>
          </table:table-cell>
          <table:table-cell office:value-type="string" calcext:value-type="string">
            <text:p><text:span text:style-name="T4">This [b]Potion[/b] gave you two free Hints. The next two times you use the [b]Hint Coin[/b]</text:span> (tool) you won’t have a score reduction, when starting a level you also have one free Hint.</text:p>
          </table:table-cell>
          <table:table-cell office:value-type="string" calcext:value-type="string">
            <text:p>Dieser [b]Trank[/b] gab dir zwei gratis Tipps. Wenn du die [b]Tippmünze[/b] das nächste mal benutzt, werden dir keine Punkte abgezogen. Du hast auch einen gratis Tipp zu Beginn jeden Levels.</text:p>
          </table:table-cell>
          <table:table-cell table:number-columns-repeated="1021"/>
        </table:table-row>
        <table:table-row table:style-name="ro5">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office:value-type="string" calcext:value-type="string">
            <text:p>Du hast eine [b]Kaffeebohne[/b] aufgedeckt. Klicke sie an! Du brauchst 3 für einen Kaffee, der deine mentale Gesundheit verbessert. Links oben siehst du, was dir darauf noch fehlt.</text:p>
          </table:table-cell>
          <table:table-cell table:number-columns-repeated="1021"/>
        </table:table-row>
        <table:table-row table:style-name="ro5">
          <table:table-cell office:value-type="string" calcext:value-type="string">
            <text:p>msgTut34</text:p>
          </table:table-cell>
          <table:table-cell office:value-type="string" calcext:value-type="string">
            <text:p><text:span text:style-name="T4">You are now able to safely uncover the first level of all [b]Types[/b] of [b]Ingredients[/b]. If you can’t find one, you can use the [b]Hint Coin[/b], it will show you a covered [b]Ingredient[/b] and flag it appropriately, especially useful to find the [b]Flamel[/b]</text:span> in tricky situations.</text:p>
          </table:table-cell>
          <table:table-cell office:value-type="string" calcext:value-type="string">
            <text:p>Alle [b]Zutatentypen[/b] können nun sicher aufgedeckt werden. Wenn du keine Zutat finden kannst benutzte die [b]Tippmünze[/b]. Sie markiert Zutaten auch gleich korrekt und kann sogar das [b]Flamel[/b] finden.</text:p>
          </table:table-cell>
          <table:table-cell table:number-columns-repeated="1021"/>
        </table:table-row>
        <table:table-row table:style-name="ro5">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office:value-type="string" calcext:value-type="string">
            <text:p>Fast geschafft. Benutze die Lupe um schneller Fertig zu werden. Modi wechseln per Rechtsklick. (Schwarz -&gt; Leerlauf, Rot -&gt; deckt alles auf, Violett -&gt; deckt nur markierte Felder auf)</text:p>
          </table:table-cell>
          <table:table-cell table:number-columns-repeated="1021"/>
        </table:table-row>
        <table:table-row table:style-name="ro5">
          <table:table-cell office:value-type="string" calcext:value-type="string">
            <text:p>msgTut36</text:p>
          </table:table-cell>
          <table:table-cell table:number-columns-repeated="1023"/>
        </table:table-row>
        <table:table-row table:style-name="ro5" table:number-rows-repeated="11">
          <table:table-cell table:number-columns-repeated="1024"/>
        </table:table-row>
        <table:table-row table:style-name="ro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3">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5" table:number-rows-repeated="1048405">
          <table:table-cell table:number-columns-repeated="1024"/>
        </table:table-row>
        <table:table-row table:style-name="ro5">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7:Tabelle1.AMJ77 Tabelle1.D54:Tabelle1.AMJ76 Tabelle1.B72:Tabelle1.B103 Tabelle1.B60:Tabelle1.B60 Tabelle1.B62:Tabelle1.B62 Tabelle1.B66:Tabelle1.C66 Tabelle1.B68:Tabelle1.B68 Tabelle1.B70:Tabelle1.C70 Tabelle1.C78:Tabelle1.E78 Tabelle1.G78:Tabelle1.AMJ78 Tabelle1.C79:Tabelle1.AMJ1048576 Tabelle1.B106:Tabelle1.B1048576 Tabelle1.B2:Tabelle1.AMJ53 Tabelle1.A1:Tabelle1.A1048576 Tabelle1.C72:Tabelle1.C75">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3:22:31.528000000</meta:creation-date>
    <meta:generator>LibreOffice/7.3.7.2$Linux_X86_64 LibreOffice_project/30$Build-2</meta:generator>
    <dc:date>2024-12-27T15:10:45.519399419</dc:date>
    <meta:editing-duration>P9DT13H34M14S</meta:editing-duration>
    <meta:editing-cycles>92</meta:editing-cycles>
    <meta:document-statistic meta:table-count="1" meta:cell-count="494" meta:object-count="0"/>
    <meta:user-defined meta:name=""/>
  </office:meta>
</office:document-meta>
</file>